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RCON TERRONES FANNY DIN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94602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RCON TERRONES FANNY DINE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94602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5425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703044</text:p>
          </table:table-cell>
          <table:table-cell table:style-name="Tabla2.D3" office:value-type="string">
            <text:p text:style-name="P23">32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08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